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SUM([.G3];[.G33];[.G63])" office:value-type="float" office:value="92200" calcext:value-type="float">
            <text:p>92200</text:p>
          </table:table-cell>
          <table:table-cell table:formula="of:=SUM([.L6];[.L7];[.L9])" office:value-type="float" office:value="105100" calcext:value-type="float">
            <text:p>1051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6"/>
          <table:table-cell table:formula="of:=[.N2]-[.M2]" office:value-type="float" office:value="12900" calcext:value-type="float">
            <text:p>129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68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15" table:formula="of:=SUM([.L7:.L10])" office:value-type="float" office:value="173000" calcext:value-type="float">
            <text:p>173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  <table:table-cell table:formula="of:=[.L11]-[.J30]" office:value-type="float" office:value="-500" calcext:value-type="float">
            <text:p>-5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2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73500" calcext:value-type="float">
            <text:p>173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table:number-columns-repeated="3"/>
          <table:table-cell table:style-name="ce15" table:formula="of:=SUM([.B63:.F63])" office:value-type="float" office:value="17900" calcext:value-type="float">
            <text:p>179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874.52380952381" calcext:value-type="float">
            <text:p>874.5238095238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+Arus</text:p>
          </table:table-cell>
          <table:table-cell table:number-columns-repeated="3"/>
          <table:table-cell table:formula="of:=SUM([.C86:.F86])" office:value-type="float" office:value="409.52380952381" calcext:value-type="float">
            <text:p>4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409.52380952381" calcext:value-type="float">
            <text:p>409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409.52380952381" calcext:value-type="float">
            <text:p>409.5238095238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86:.F86])" office:value-type="float" office:value="874.52380952381" calcext:value-type="float">
            <text:p>874.5238095238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874.52380952381" calcext:value-type="float">
            <text:p>874.5238095238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874.52380952381" calcext:value-type="float">
            <text:p>874.523809523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64:.H88])" office:value-type="float" office:value="16970" calcext:value-type="float">
            <text:p>16970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2:24:53.14004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3T12:25:53.625816818</dc:date>
    <meta:editing-duration>P11DT14H34M28S</meta:editing-duration>
    <meta:editing-cycles>3484</meta:editing-cycles>
    <meta:generator>LibreOffice/4.2.8.2$Linux_X86_64 LibreOffice_project/420m0$Build-2</meta:generator>
    <meta:document-statistic meta:table-count="21" meta:cell-count="9832" meta:object-count="0"/>
  </office:meta>
</office:document-meta>
</file>